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4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MANUEL BALCAZAR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PACHAS SARAVIA, ALFONS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IQT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4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PACHAS SARAVIA, ALFONS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30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3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67289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32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5:20 P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7:05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4T02:05:52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